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4.512cm" fo:min-width="1.405cm" loext:decorative="false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2.993cm" loext:decorative="false"/>
      <style:paragraph-properties style:writing-mode="lr-tb"/>
    </style:style>
    <style:style style:name="gr3" style:family="graphic" style:parent-style-name="objectwithoutfill">
      <style:graphic-properties svg:stroke-color="#000000" draw:fill="none" draw:textarea-vertical-align="middle" loext:decorative="fals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2.992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385cm" fo:min-width="0.135cm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385cm" fo:min-width="0.13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338cm" loext:decorative="false"/>
      <style:paragraph-properties style:writing-mode="lr-tb"/>
    </style:style>
    <style:style style:name="gr8" style:family="graphic" style:parent-style-name="standard">
      <style:graphic-properties draw:fill-color="#ff0000" draw:textarea-horizontal-align="justify" draw:textarea-vertical-align="middle" draw:auto-grow-height="false" fo:min-height="0.385cm" fo:min-width="0.135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905cm" svg:height="4.762cm" svg:x="3.54cm" svg:y="3.54cm">
          <text:p text:style-name="P1">ICF &amp; IC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3.81cm" svg:x="10.842cm" svg:y="3.54cm">
          <text:p text:style-name="P1">RF power → V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445cm" svg:y1="4.492cm" svg:x2="10.842cm" svg:y2="4.492cm">
          <text:p/>
        </draw:line>
        <draw:line draw:style-name="gr3" draw:text-style-name="P3" draw:layer="layout" svg:x1="5.445cm" svg:y1="6.715cm" svg:x2="9.255cm" svg:y2="6.715cm">
          <text:p/>
        </draw:line>
        <draw:line draw:style-name="gr3" draw:text-style-name="P3" draw:layer="layout" svg:x1="9.255cm" svg:y1="5.445cm" svg:x2="9.255cm" svg:y2="6.715cm">
          <text:p/>
        </draw:line>
        <draw:line draw:style-name="gr3" draw:text-style-name="P3" draw:layer="layout" svg:x1="9.255cm" svg:y1="5.445cm" svg:x2="10.842cm" svg:y2="5.445cm">
          <text:p/>
        </draw:line>
        <draw:custom-shape draw:style-name="gr4" draw:text-style-name="P2" draw:layer="layout" svg:width="3.492cm" svg:height="3.81cm" svg:x="14.335cm" svg:y="3.54cm">
          <text:p text:style-name="P1">Phase difference between 1 &amp; 2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svg:x="10.207cm" svg:y="4.1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svg:x="10.207cm" svg:y="5.1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35cm" svg:height="0.635cm" svg:x="17.827cm" svg:y="4.17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35cm" svg:height="0.635cm" svg:x="17.827cm" svg:y="5.445cm">
          <text:p text:style-name="P1">2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7.303cm" svg:height="1.588cm" svg:x="7.032cm" svg:y="1.317cm">
          <draw:text-box>
            <text:p>Old setup</text:p>
          </draw:text-box>
        </draw:frame>
        <draw:custom-shape draw:style-name="gr1" draw:text-style-name="P2" draw:layer="layout" svg:width="1.905cm" svg:height="4.762cm" svg:x="3.222cm" svg:y="14.653cm">
          <text:p text:style-name="P1">ICF &amp; IC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3.81cm" svg:x="10.524cm" svg:y="14.653cm">
          <text:p text:style-name="P1">RF power → V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127cm" svg:y1="15.605cm" svg:x2="10.524cm" svg:y2="15.605cm">
          <text:p/>
        </draw:line>
        <draw:line draw:style-name="gr3" draw:text-style-name="P3" draw:layer="layout" svg:x1="5.127cm" svg:y1="17.828cm" svg:x2="8.937cm" svg:y2="17.828cm">
          <text:p/>
        </draw:line>
        <draw:line draw:style-name="gr3" draw:text-style-name="P3" draw:layer="layout" svg:x1="8.937cm" svg:y1="16.558cm" svg:x2="8.937cm" svg:y2="17.828cm">
          <text:p/>
        </draw:line>
        <draw:line draw:style-name="gr3" draw:text-style-name="P3" draw:layer="layout" svg:x1="8.937cm" svg:y1="16.558cm" svg:x2="10.524cm" svg:y2="16.558cm">
          <text:p/>
        </draw:line>
        <draw:custom-shape draw:style-name="gr4" draw:text-style-name="P2" draw:layer="layout" svg:width="3.492cm" svg:height="3.81cm" svg:x="14.017cm" svg:y="14.653cm">
          <text:p text:style-name="P1">Phase difference between 1 &amp; 2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svg:x="9.889cm" svg:y="15.2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svg:x="9.889cm" svg:y="16.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35cm" svg:height="0.635cm" svg:x="17.509cm" svg:y="15.28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35cm" svg:height="0.635cm" svg:x="17.509cm" svg:y="16.558cm">
          <text:p text:style-name="P1">2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7.303cm" svg:height="1.588cm" svg:x="6.714cm" svg:y="12.43cm">
          <draw:text-box>
            <text:p>New setup</text:p>
          </draw:text-box>
        </draw:frame>
        <draw:custom-shape draw:style-name="gr8" draw:text-style-name="P5" draw:layer="layout" svg:width="0.635cm" svg:height="0.635cm" svg:x="7.032cm" svg:y="15.2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635cm" svg:height="0.635cm" svg:x="6.08cm" svg:y="17.5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35cm" svg:y1="15.922cm" svg:x2="7.35cm" svg:y2="20.05cm">
          <text:p/>
        </draw:line>
        <draw:line draw:style-name="gr3" draw:text-style-name="P3" draw:layer="layout" svg:x1="7.35cm" svg:y1="20.05cm" svg:x2="19.732cm" svg:y2="20.05cm">
          <text:p/>
        </draw:line>
        <draw:line draw:style-name="gr3" draw:text-style-name="P3" draw:layer="layout" svg:x1="19.732cm" svg:y1="20.05cm" svg:x2="19.732cm" svg:y2="15.605cm">
          <text:p/>
        </draw:line>
        <draw:line draw:style-name="gr3" draw:text-style-name="P3" draw:layer="layout" svg:x1="19.732cm" svg:y1="15.605cm" svg:x2="18.145cm" svg:y2="15.605cm">
          <text:p/>
        </draw:line>
        <draw:line draw:style-name="gr3" draw:text-style-name="P3" draw:layer="layout" svg:x1="6.397cm" svg:y1="18.145cm" svg:x2="6.397cm" svg:y2="18.78cm">
          <text:p/>
        </draw:line>
        <draw:line draw:style-name="gr3" draw:text-style-name="P3" draw:layer="layout" svg:x1="6.397cm" svg:y1="18.78cm" svg:x2="19.097cm" svg:y2="18.78cm">
          <text:p/>
        </draw:line>
        <draw:line draw:style-name="gr3" draw:text-style-name="P3" draw:layer="layout" svg:x1="19.097cm" svg:y1="16.875cm" svg:x2="19.097cm" svg:y2="18.78cm">
          <text:p/>
        </draw:line>
        <draw:line draw:style-name="gr3" draw:text-style-name="P3" draw:layer="layout" svg:x1="19.097cm" svg:y1="16.875cm" svg:x2="18.145cm" svg:y2="16.87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08:29:44.798028645</meta:creation-date>
    <dc:date>2024-03-14T08:42:52.174214771</dc:date>
    <meta:editing-duration>PT13M6S</meta:editing-duration>
    <meta:editing-cycles>3</meta:editing-cycles>
    <meta:generator>LibreOffice/24.2.1.2$Linux_AARCH64 LibreOffice_project/420$Build-2</meta:generator>
    <meta:document-statistic meta:object-count="34"/>
  </office:meta>
</office:document-meta>
</file>